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solid" svg:stroke-width="0.102cm" svg:stroke-color="#0000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00ff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 style:list-style-name="L6">
      <style:graphic-properties draw:fill-color="#ffffff" draw:auto-grow-height="true" fo:min-height="14.267cm"/>
    </style:style>
    <style:style style:name="pr10" style:family="presentation" style:parent-style-name="Default-outline1" style:list-style-name="L6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text:enable-numbering="true"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text:enable-numbering="true" fo:margin-left="1.2cm" fo:margin-right="0cm" fo:text-indent="-0.9cm"/>
      <style:text-properties fo:color="#ffffff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1.2cm" fo:margin-right="0cm" fo:text-indent="-0.9cm"/>
      <style:text-properties fo:color="#ffffff"/>
    </style:style>
    <style:style style:name="P13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text-align="center"/>
    </style:style>
    <style:style style:name="P1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text:enable-numbering="false" fo:margin-left="2.4cm" fo:margin-right="0cm" fo:text-indent="-0.8cm"/>
      <style:text-properties fo:font-size="22pt" fo:font-weight="bold"/>
    </style:style>
    <style:style style:name="P1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fo:color="#ffff00"/>
    </style:style>
    <style:style style:name="T3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5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ccccff"/>
    </style:style>
    <style:style style:name="T7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/>
    </style:style>
    <style:style style:name="T10" style:family="text">
      <style:text-properties fo:color="#23ff23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23ff23"/>
    </style:style>
    <style:style style:name="T13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suffix=") " style:num-format="1">
        <style:list-level-properties text:space-before="3cm" text:min-label-width="0.6cm"/>
        <style:text-properties fo:color="#33cc66" fo:font-size="100%"/>
      </text:list-level-style-number>
      <text:list-level-style-number text:level="4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Sieve of Eratosthenes</presentation:footer-decl>
      <presentation:footer-decl presentation:name="ftr2">CMPTxxxx</presentation:footer-decl>
      <presentation:date-time-decl presentation:name="dtd1" presentation:source="fixed">10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Application:<text:line-break/><text:tab/>Sieve of Eratosthen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0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List operations (Python)</text:p>
          </draw:text-box>
        </draw:frame>
        <draw:frame presentation:style-name="pr5" draw:text-style-name="P4" draw:layer="layout" svg:width="25.199cm" svg:height="15.332cm" svg:x="1.4cm" svg:y="4.507cm" presentation:class="outline" presentation:user-transformed="true">
          <draw:text-box>
            <text:p text:style-name="P3"><text:span text:style-name="T1">myApples = [ "Fuji", "Gala", "Red Delicious" ]</text:span></text:p>
            <text:list text:style-name="L2">
              <text:list-item>
                <text:p text:style-name="P1">Test for list <text:span text:style-name="T2">membership</text:span>:</text:p>
              </text:list-item>
            </text:list>
            <text:p text:style-name="P3"><text:span text:style-name="T1">if "Fuji" in myApples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3"># True</text:span></text:p>
            <text:list text:continue-numbering="true" text:style-name="L2">
              <text:list-item>
                <text:p text:style-name="P1"><text:span text:style-name="T2">Concatenate</text:span>:</text:p>
              </text:list-item>
            </text:list>
            <text:p text:style-name="P3"><text:span text:style-name="T1">[ 'a', 'b', 'c' ] + [ 'd', 'e' ]</text:span><text:span text:style-name="T1"><text:tab/></text:span></text:p>
            <text:list text:continue-numbering="true" text:style-name="L2">
              <text:list-item>
                <text:p text:style-name="P1"><text:span text:style-name="T2">Repeat</text:span>:</text:p>
              </text:list-item>
            </text:list>
            <text:p text:style-name="P3"><text:span text:style-name="T1">[ 'a', 'b', 'c' ] * 2</text:span></text:p>
            <text:list text:continue-numbering="true" text:style-name="L2">
              <text:list-item>
                <text:p text:style-name="P1"><text:span text:style-name="T2">Modify</text:span> list entries (mutable):</text:p>
              </text:list-item>
            </text:list>
            <text:p text:style-name="P3"><text:span text:style-name="T1">myApples[1] = "Braeburn"</text:span></text:p>
            <text:list text:continue-numbering="true" text:style-name="L2">
              <text:list-item>
                <text:p text:style-name="P1">Convert a <text:span text:style-name="T2">string</text:span> to a list of characters:</text:p>
              </text:list-item>
            </text:list>
            <text:p text:style-name="P3"><text:span text:style-name="T1">list("Hello World!")</text:span><text:span text:style-name="T1"><text:tab/></text:span><text:span text:style-name="T1"><text:tab/></text:span><text:span text:style-name="T3"># ['H', 'e', 'l', 'l', 'o', ...]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Delete</text:span> an element of the list:</text:p>
              </text:list-item>
            </text:list>
            <text:p text:style-name="P3"><text:span text:style-name="T4">del myApples[1]</text:span><text:span text:style-name="T4"><text:tab/></text:span><text:span text:style-name="T4"><text:tab/></text:span><text:span text:style-name="T5"># [ "Fuji", "Golden Delicious" ]</text:span></text:p>
            <text:list text:continue-numbering="true" text:style-name="L2">
              <text:list-item>
                <text:p text:style-name="P1">List <text:span text:style-name="T2">slice</text:span> (<text:span text:style-name="T6">start</text:span>:<text:span text:style-name="T6">end</text:span>):</text:p>
              </text:list-item>
            </text:list>
            <text:p text:style-name="P3"><text:span text:style-name="T4">myApples[0:1]</text:span><text:span text:style-name="T4"><text:tab/></text:span><text:span text:style-name="T4"><text:tab/></text:span><text:span text:style-name="T5"># [ "Fuji", "Gala" ]</text:span></text:p>
            <text:list text:continue-numbering="true" text:style-name="L2">
              <text:list-item>
                <text:p text:style-name="P1">Assignment is <text:span text:style-name="T2">aliasing</text:span>:</text:p>
              </text:list-item>
            </text:list>
            <text:p text:style-name="P3"><text:span text:style-name="T4">yourApples = myApples</text:span><text:span text:style-name="T4"><text:tab/></text:span><text:span text:style-name="T4"><text:tab/></text:span><text:span text:style-name="T5"># points to same array</text:span></text:p>
            <text:list text:continue-numbering="true" text:style-name="L2">
              <text:list-item>
                <text:p text:style-name="P1">Use a whole-list slice to <text:span text:style-name="T2">copy</text:span> a list:</text:p>
              </text:list-item>
            </text:list>
            <text:p text:style-name="P3"><text:span text:style-name="T4">yourApples = myApples[:]</text:span></text:p>
            <text:p text:style-name="P6"><text:span text:style-name="T7"># [:] is shorthand for [0:-1] or [0:len(myApples)-1]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3: <text:span text:style-name="T8">10 minutes, 20 points</text:span></text:p>
          </draw:text-box>
        </draw:frame>
        <draw:frame presentation:style-name="pr5" draw:text-style-name="P8" draw:id="id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Define <text:span text:style-name="T2">recursion</text:span> in your own words.</text:p>
                <text:list>
                  <text:list-item>
                    <text:p text:style-name="P1">Write a short <text:span text:style-name="T2">example</text:span> in Python to illustrate.</text:p>
                    <text:list>
                      <text:list-item>
                        <text:p text:style-name="P1">(It doesn't have to do anything useful.)</text:p>
                      </text:list-item>
                    </text:list>
                  </text:list-item>
                </text:list>
              </text:list-item>
              <text:list-item>
                <text:p text:style-name="P1">What is the <text:span text:style-name="T2">call stack</text:span> used for?</text:p>
              </text:list-item>
              <text:list-item>
                <text:p text:style-name="P1">What are <text:span text:style-name="T2">global variables</text:span> and why are they bad?</text:p>
              </text:list-item>
              <text:list-item>
                <text:p text:style-name="P1"><text:span text:style-name="T9">Write a Python </text:span><text:span text:style-name="T2">function</text:span><text:span text:style-name="T9"> that returns the sum of a given list.</text:span></text:p>
                <text:list>
                  <text:list-item>
                    <text:list>
                      <text:list-item>
                        <text:p text:style-name="P1"><text:span text:style-name="T9">Docstring required! <text:s/>Comment as appropriate.</text:span></text:p>
                      </text:list-item>
                      <text:list-item>
                        <text:p text:style-name="P1"><text:span text:style-name="T9">Error-checking or pre-conditions requir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3: <text:span text:style-name="T8">answers #1-2</text:span></text:p>
          </draw:text-box>
        </draw:frame>
        <draw:frame presentation:style-name="pr5" draw:text-style-name="P8" draw:id="id2" draw:layer="layout" svg:width="25.199cm" svg:height="14.572cm" svg:x="1.4cm" svg:y="4.507cm" presentation:class="outline" presentation:user-transformed="true">
          <draw:text-box>
            <text:list text:style-name="L2">
              <text:list-item>
                <text:p text:id="id3" text:style-name="P1">What is <text:span text:style-name="T2">recursion</text:span>?</text:p>
                <text:list>
                  <text:list-item>
                    <text:p text:id="id4" text:style-name="P1">A recursive function invokes itself:</text:p>
                  </text:list-item>
                </text:list>
              </text:list-item>
            </text:list>
            <text:p text:id="id5" text:style-name="P9"><text:span text:style-name="T10">def countdown(n):</text:span></text:p>
            <text:p text:id="id6" text:style-name="P10"><text:span text:style-name="T10">if n &lt;= 0:</text:span></text:p>
            <text:p text:id="id7" text:style-name="P11"><text:span text:style-name="T10">return 0</text:span></text:p>
            <text:p text:id="id8" text:style-name="P10"><text:span text:style-name="T10">print n,</text:span></text:p>
            <text:p text:id="id9" text:style-name="P10"><text:span text:style-name="T10">return countdown(n-1)</text:span></text:p>
            <text:list text:continue-numbering="true" text:style-name="L2">
              <text:list-item>
                <text:p text:id="id10" text:style-name="P1">What is the<text:span text:style-name="T2"> call stack</text:span>?</text:p>
                <text:list>
                  <text:list-item>
                    <text:p text:id="id11" text:style-name="P1">Keeps track of which procedures are currently running. <text:s/>Made up of stack frames, recording local variables and parameters for each function invocation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3: <text:span text:style-name="T8">answers #3-4</text:span></text:p>
          </draw:text-box>
        </draw:frame>
        <draw:frame presentation:style-name="pr5" draw:text-style-name="P12" draw:layer="layout" svg:width="25.199cm" svg:height="15.347cm" svg:x="1.4cm" svg:y="4.507cm" presentation:class="outline" presentation:user-transformed="true">
          <draw:text-box>
            <text:list text:style-name="L2">
              <text:list-item>
                <text:p text:id="id12" text:style-name="P1">What are <text:span text:style-name="T2">global</text:span> variables?</text:p>
                <text:list>
                  <text:list-item>
                    <text:p text:id="id13" text:style-name="P1"><text:span text:style-name="T11">Accessible everywhere in the module: even inside functions defined in the module</text:span></text:p>
                  </text:list-item>
                  <text:list-item>
                    <text:p text:id="id14" text:style-name="P1"><text:span text:style-name="T11">Functions can modify global variables and cause unintended side-effects</text:span></text:p>
                  </text:list-item>
                </text:list>
              </text:list-item>
              <text:list-item>
                <text:p text:id="id15" text:style-name="P1">Calculate the sum of a list:</text:p>
              </text:list-item>
            </text:list>
            <text:p text:id="id16" text:style-name="P9"><text:span text:style-name="T10">def sum(vec):</text:span></text:p>
            <text:p text:id="id17" text:style-name="P10"><text:span text:style-name="T10">“““</text:span><text:span text:style-name="T10">Sum the input list.</text:span></text:p>
            <text:p text:id="id18" text:style-name="P10"><text:span text:style-name="T10">Vec must be a list of ints or floats.”””</text:span></text:p>
            <text:p text:id="id19" text:style-name="P10"><text:span text:style-name="T10">result = 0.0</text:span></text:p>
            <text:p text:id="id20" text:style-name="P10"><text:span text:style-name="T10">for term in vec:</text:span></text:p>
            <text:p text:id="id21" text:style-name="P11"><text:span text:style-name="T10">result += term</text:span></text:p>
            <text:p text:id="id22" text:style-name="P10"><text:span text:style-name="T10">return resul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ieve of Eratosthen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Problem</text:span>: list all the <text:span text:style-name="T2">prime</text:span> numbers between 2 and some given big number.</text:p>
                <text:list>
                  <text:list-item>
                    <text:p text:style-name="P1">You had a <text:span text:style-name="T2">homework</text:span> that was similar: test if a given number is prime, and list its factors</text:p>
                  </text:list-item>
                  <text:list-item>
                    <text:p text:style-name="P1">How did you solve that?</text:p>
                    <text:list>
                      <text:list-item>
                        <text:p text:style-name="P1">Procedure <text:span text:style-name="T12">is_prime() </text:span><text:span text:style-name="T9">(pseudocode):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3">Iterate for factor in 2 .. sqrt(n):</text:span></text:p>
            <text:p text:style-name="P6"><text:span text:style-name="T14">If (n % factor == 0), then</text:span></text:p>
            <text:p text:style-name="P13"><text:span text:style-name="T14">We've found a factor!</text:span></text:p>
            <text:list text:continue-numbering="true" text:style-name="L2">
              <text:list-item>
                <text:p text:style-name="P1">But this is wasteful: really only need to test <text:span text:style-name="T12">prime</text:span> numbers for potential facto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ing all prim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ould tackle this problem by repeatedly calling <text:span text:style-name="T12">is_prime()</text:span> on <text:span text:style-name="T2">every</text:span> number in turn:</text:p>
              </text:list-item>
            </text:list>
            <text:p text:style-name="P3"><text:span text:style-name="T4">for num in range(2, max):</text:span></text:p>
            <text:p text:style-name="P6"><text:span text:style-name="T15">if is_prime(num) ...</text:span></text:p>
            <text:list text:continue-numbering="true" text:style-name="L2">
              <text:list-item>
                <text:p text:style-name="P1">But this could be really <text:span text:style-name="T2">slow</text:span> if <text:span text:style-name="T12">max</text:span> is big</text:p>
              </text:list-item>
              <text:list-item>
                <text:p text:style-name="P1">Is there a smarter way to eliminate <text:span text:style-name="T2">non-prime</text:span> (composite) number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eve of Eratosthen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sieve works by a process of <text:span text:style-name="T2">elimination</text:span>: we eliminate all the <text:span text:style-name="T2">non-primes</text:span> by turn:</text:p>
              </text:list-item>
            </text:list>
          </draw:text-box>
        </draw:frame>
        <draw:frame draw:name="Numbers" draw:style-name="gr2" draw:layer="layout" svg:width="16.264cm" svg:height="10.309cm" svg:x="5.993cm" svg:y="7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One" draw:style-name="gr3" draw:text-style-name="P14" draw:id="id23" draw:layer="layout" svg:width="0.971cm" svg:height="0.971cm" svg:x="5.915cm" svg:y="7.92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g draw:name="Multiples of 2" draw:id="id24">
          <draw:custom-shape draw:style-name="gr3" draw:text-style-name="P14" draw:layer="layout" svg:width="0.971cm" svg:height="0.971cm" svg:x="7.6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7.6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0.9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4.2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7.5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21.0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4" draw:layer="layout" svg:width="1.143cm" svg:height="1.072cm" svg:x="7.52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3" draw:id="id25">
          <draw:custom-shape draw:style-name="gr3" draw:text-style-name="P14" draw:layer="layout" svg:width="0.971cm" svg:height="0.971cm" svg:x="9.3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9.3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9.3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5.8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5.8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5.8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9.2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9.2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9.2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9.2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5.9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5.9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5.9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4" draw:layer="layout" svg:width="1.143cm" svg:height="1.072cm" svg:x="9.121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5" draw:id="id26">
          <draw:custom-shape draw:style-name="gr3" draw:text-style-name="P14" draw:layer="layout" svg:width="0.971cm" svg:height="0.971cm" svg:x="12.6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2.6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4" draw:layer="layout" svg:width="1.143cm" svg:height="1.072cm" svg:x="12.421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7" draw:id="id27">
          <draw:custom-shape draw:style-name="gr3" draw:text-style-name="P14" draw:layer="layout" svg:width="0.971cm" svg:height="0.971cm" svg:x="15.8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19.2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14" draw:layer="layout" svg:width="0.971cm" svg:height="0.971cm" svg:x="5.9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14" draw:layer="layout" svg:width="1.143cm" svg:height="1.072cm" svg:x="15.721cm" svg:y="7.82cm">
            <text:p/>
            <draw:enhanced-geometry svg:viewBox="0 0 21600 21600" draw:type="rectangle" draw:enhanced-path="M 0 0 L 21600 0 21600 21600 0 21600 0 0 Z N"/>
          </draw:custom-shape>
        </draw:g>
        <draw:g draw:name="Remaining Primes" draw:id="id28">
          <draw:custom-shape draw:style-name="gr4" draw:text-style-name="P14" draw:layer="layout" svg:width="1.143cm" svg:height="1.072cm" svg:x="5.921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9.122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9.123cm" svg:y="9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5.723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9.024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9.025cm" svg:y="9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9.026cm" svg:y="12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9.027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9.028cm" svg:y="16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9.128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9.129cm" svg:y="16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9.129cm" svg:y="13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9.129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5.93cm" svg:y="10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5.931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5.932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5.933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5.733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5.734cm" svg:y="1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5.734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1.143cm" svg:height="1.072cm" svg:x="15.734cm" svg:y="10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seudocode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Create an <text:span text:style-name="T2">array</text:span> of booleans and set them all to <text:span text:style-name="T12">true</text:span> at first. (<text:span text:style-name="T12">true</text:span> = <text:span text:style-name="T2">prime</text:span>)</text:p>
              </text:list-item>
              <text:list-item>
                <text:p text:style-name="P1">Set array element <text:span text:style-name="T12">1</text:span> to <text:span text:style-name="T12">false</text:span>. Now <text:span text:style-name="T12">2</text:span> is <text:span text:style-name="T2">prime</text:span>.</text:p>
              </text:list-item>
              <text:list-item>
                <text:p text:style-name="P1">Set the values whose index in the array is a <text:span text:style-name="T2">multiple</text:span> of the last prime found to <text:span text:style-name="T12">false</text:span>.</text:p>
              </text:list-item>
              <text:list-item>
                <text:p text:style-name="P1">The next index where the array holds the value <text:span text:style-name="T12">true</text:span> is the <text:span text:style-name="T2">next prime</text:span>.</text:p>
              </text:list-item>
              <text:list-item>
                <text:p text:style-name="P1">Repeat steps 3 and 4 until the last prime found is greater than the <text:span text:style-name="T2">square root</text:span> of the largest number in the arra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</text:p>
          </draw:text-box>
        </draw:frame>
        <draw:frame presentation:style-name="pr9" draw:text-style-name="P16" draw:layer="layout" svg:width="25.199cm" svg:height="14.625cm" svg:x="1.4cm" svg:y="4.507cm" presentation:class="outline" presentation:user-transformed="true">
          <draw:text-box>
            <text:p text:style-name="P15"><text:span text:style-name="T16">"""Find all primes up to a given number, using Eratosthenes' prime sieve."""</text:span></text:p>
            <text:p text:style-name="P15"><text:span text:style-name="T17">import</text:span><text:span text:style-name="T18"> math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9"># sqrt</text:span></text:p>
            <text:p text:style-name="P15"><text:span text:style-name="T18">size = </text:span><text:span text:style-name="T20">input</text:span><text:span text:style-name="T18">("Find all primes up to: ")</text:span></text:p>
            <text:p text:style-name="P15"><text:span text:style-name="T19"/></text:p>
            <text:p text:style-name="P15"><text:span text:style-name="T19"># Initialize: all numbers except 0, 1 are prime</text:span></text:p>
            <text:p text:style-name="P15"><text:span text:style-name="T18">primeFlags = </text:span><text:span text:style-name="T20">range</text:span><text:span text:style-name="T18">(size+1)</text:span><text:span text:style-name="T18"><text:tab/></text:span><text:span text:style-name="T18"><text:tab/></text:span><text:span text:style-name="T18"><text:tab/></text:span><text:span text:style-name="T19"># so pF[size] exists</text:span></text:p>
            <text:p text:style-name="P15"><text:span text:style-name="T17">for</text:span><text:span text:style-name="T18"> num </text:span><text:span text:style-name="T17">in</text:span><text:span text:style-name="T18"> </text:span><text:span text:style-name="T20">range</text:span><text:span text:style-name="T18">(size+1):</text:span></text:p>
            <text:p text:style-name="P3"><text:span text:style-name="T21">primeFlags[num] = </text:span><text:span text:style-name="T13">True</text:span></text:p>
            <text:p text:style-name="P3"><text:span text:style-name="T21"/></text:p>
            <text:p text:style-name="P15"><text:span text:style-name="T18">primeFlags[0] = </text:span><text:span text:style-name="T20">False</text:span></text:p>
            <text:p text:style-name="P15"><text:span text:style-name="T18">primeFlags[1] = </text:span><text:span text:style-name="T20">False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 (p.2)</text:p>
          </draw:text-box>
        </draw:frame>
        <draw:frame presentation:style-name="pr10" draw:text-style-name="P16" draw:layer="layout" svg:width="25.199cm" svg:height="14.325cm" svg:x="1.4cm" svg:y="4.507cm" presentation:class="outline" presentation:user-transformed="true">
          <draw:text-box>
            <text:p text:style-name="P15"><text:span text:style-name="T19"># Computation: eliminate all non-primes</text:span></text:p>
            <text:p text:style-name="P15"><text:span text:style-name="T17">for</text:span><text:span text:style-name="T18"> num </text:span><text:span text:style-name="T17">in</text:span><text:span text:style-name="T18"> </text:span><text:span text:style-name="T20">range</text:span><text:span text:style-name="T18">(2, </text:span><text:span text:style-name="T20">int</text:span><text:span text:style-name="T18">(math.sqrt(size))+1):</text:span></text:p>
            <text:p text:style-name="P3"><text:span text:style-name="T22">if</text:span><text:span text:style-name="T21"> primeFlags[num]:</text:span><text:span text:style-name="T21"><text:tab/></text:span><text:span text:style-name="T21"><text:tab/></text:span><text:span text:style-name="T21"><text:tab/></text:span><text:span text:style-name="T5"># got a prime</text:span></text:p>
            <text:p text:style-name="P6"><text:span text:style-name="T7"># Eliminate its multiples</text:span></text:p>
            <text:p text:style-name="P6"><text:span text:style-name="T23">for</text:span><text:span text:style-name="T24"> multiple </text:span><text:span text:style-name="T23">in</text:span><text:span text:style-name="T24"> </text:span><text:span text:style-name="T14">range</text:span><text:span text:style-name="T24">(num**2, size+1, num):</text:span></text:p>
            <text:p text:style-name="P17"><text:span text:style-name="T24">primeFlags[multiple] = </text:span><text:span text:style-name="T14">False</text:span></text:p>
            <text:p text:style-name="P15"><text:span text:style-name="T18"/></text:p>
            <text:p text:style-name="P15"><text:span text:style-name="T19"># Output</text:span></text:p>
            <text:p text:style-name="P15"><text:span text:style-name="T17">print</text:span><text:span text:style-name="T18"> </text:span><text:span text:style-name="T16">"Your primes, sir/madam:"</text:span><text:span text:style-name="T18">,</text:span></text:p>
            <text:p text:style-name="P15"><text:span text:style-name="T17">for</text:span><text:span text:style-name="T18"> num </text:span><text:span text:style-name="T17">in</text:span><text:span text:style-name="T18"> </text:span><text:span text:style-name="T20">range</text:span><text:span text:style-name="T18">(2, size+1):</text:span></text:p>
            <text:p text:style-name="P3"><text:span text:style-name="T22">if</text:span><text:span text:style-name="T21"> primeFlags[num]:</text:span></text:p>
            <text:p text:style-name="P6"><text:span text:style-name="T23">print</text:span><text:span text:style-name="T24"> num,</text:span></text:p>
          </draw:text-box>
        </draw:frame>
        <draw:frame draw:style-name="gr5" draw:text-style-name="P18" draw:layer="layout" svg:width="14.84cm" svg:height="0.988cm" svg:x="12.336cm" svg:y="18.777cm">
          <draw:text-box>
            <text:p text:style-name="P1"><text:span text:style-name="T25"><text:a xlink:href="http://twu.seanho.com/python/primesieve.py">http://twu.seanho.com/python/primesieve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09-28T16:02:54</meta:creation-date>
    <dc:creator>Sean Ho</dc:creator>
    <dc:date>2008-10-10T15:58:27</dc:date>
    <meta:editing-cycles>30</meta:editing-cycles>
    <meta:editing-duration>PT13H08M52S</meta:editing-duration>
    <meta:document-statistic meta:object-count="318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yellow">
              <math:mrow>
                <math:mtable>
                  <math:mtr>
                    <math:mtd>
                      <math:mn>1</math:mn>
                    </math:mtd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  <math:mtd>
                      <math:mn>8</math:mn>
                    </math:mtd>
                    <math:mtd>
                      <math:mn>9</math:mn>
                    </math:mtd>
                    <math:mtd>
                      <math:mn>10</math:mn>
                    </math:mtd>
                  </math:mtr>
                  <math:mtr>
                    <math:mtd>
                      <math:mn>11</math:mn>
                    </math:mtd>
                    <math:mtd>
                      <math:mn>12</math:mn>
                    </math:mtd>
                    <math:mtd>
                      <math:mn>13</math:mn>
                    </math:mtd>
                    <math:mtd>
                      <math:mn>14</math:mn>
                    </math:mtd>
                    <math:mtd>
                      <math:mn>15</math:mn>
                    </math:mtd>
                    <math:mtd>
                      <math:mn>16</math:mn>
                    </math:mtd>
                    <math:mtd>
                      <math:mn>17</math:mn>
                    </math:mtd>
                    <math:mtd>
                      <math:mn>18</math:mn>
                    </math:mtd>
                    <math:mtd>
                      <math:mn>19</math:mn>
                    </math:mtd>
                    <math:mtd>
                      <math:mn>20</math:mn>
                    </math:mtd>
                  </math:mtr>
                  <math:mtr>
                    <math:mtd>
                      <math:mn>21</math:mn>
                    </math:mtd>
                    <math:mtd>
                      <math:mn>22</math:mn>
                    </math:mtd>
                    <math:mtd>
                      <math:mn>23</math:mn>
                    </math:mtd>
                    <math:mtd>
                      <math:mn>24</math:mn>
                    </math:mtd>
                    <math:mtd>
                      <math:mn>25</math:mn>
                    </math:mtd>
                    <math:mtd>
                      <math:mn>26</math:mn>
                    </math:mtd>
                    <math:mtd>
                      <math:mn>27</math:mn>
                    </math:mtd>
                    <math:mtd>
                      <math:mn>28</math:mn>
                    </math:mtd>
                    <math:mtd>
                      <math:mn>29</math:mn>
                    </math:mtd>
                    <math:mtd>
                      <math:mn>30</math:mn>
                    </math:mtd>
                  </math:mtr>
                  <math:mtr>
                    <math:mtd>
                      <math:mn>31</math:mn>
                    </math:mtd>
                    <math:mtd>
                      <math:mn>32</math:mn>
                    </math:mtd>
                    <math:mtd>
                      <math:mn>33</math:mn>
                    </math:mtd>
                    <math:mtd>
                      <math:mn>34</math:mn>
                    </math:mtd>
                    <math:mtd>
                      <math:mn>35</math:mn>
                    </math:mtd>
                    <math:mtd>
                      <math:mn>36</math:mn>
                    </math:mtd>
                    <math:mtd>
                      <math:mn>37</math:mn>
                    </math:mtd>
                    <math:mtd>
                      <math:mn>38</math:mn>
                    </math:mtd>
                    <math:mtd>
                      <math:mn>39</math:mn>
                    </math:mtd>
                    <math:mtd>
                      <math:mn>40</math:mn>
                    </math:mtd>
                  </math:mtr>
                  <math:mtr>
                    <math:mtd>
                      <math:mn>41</math:mn>
                    </math:mtd>
                    <math:mtd>
                      <math:mn>42</math:mn>
                    </math:mtd>
                    <math:mtd>
                      <math:mn>43</math:mn>
                    </math:mtd>
                    <math:mtd>
                      <math:mn>44</math:mn>
                    </math:mtd>
                    <math:mtd>
                      <math:mn>45</math:mn>
                    </math:mtd>
                    <math:mtd>
                      <math:mn>46</math:mn>
                    </math:mtd>
                    <math:mtd>
                      <math:mn>47</math:mn>
                    </math:mtd>
                    <math:mtd>
                      <math:mn>48</math:mn>
                    </math:mtd>
                    <math:mtd>
                      <math:mn>49</math:mn>
                    </math:mtd>
                    <math:mtd>
                      <math:mn>50</math:mn>
                    </math:mtd>
                  </math:mtr>
                  <math:mtr>
                    <math:mtd>
                      <math:mn>51</math:mn>
                    </math:mtd>
                    <math:mtd>
                      <math:mn>52</math:mn>
                    </math:mtd>
                    <math:mtd>
                      <math:mn>53</math:mn>
                    </math:mtd>
                    <math:mtd>
                      <math:mn>54</math:mn>
                    </math:mtd>
                    <math:mtd>
                      <math:mn>55</math:mn>
                    </math:mtd>
                    <math:mtd>
                      <math:mn>56</math:mn>
                    </math:mtd>
                    <math:mtd>
                      <math:mn>57</math:mn>
                    </math:mtd>
                    <math:mtd>
                      <math:mn>58</math:mn>
                    </math:mtd>
                    <math:mtd>
                      <math:mn>59</math:mn>
                    </math:mtd>
                    <math:mtd>
                      <math:mn>60</math:mn>
                    </math:mtd>
                  </math:mtr>
                  <math:mtr>
                    <math:mtd>
                      <math:mn>61</math:mn>
                    </math:mtd>
                    <math:mtd>
                      <math:mn>62</math:mn>
                    </math:mtd>
                    <math:mtd>
                      <math:mn>63</math:mn>
                    </math:mtd>
                    <math:mtd>
                      <math:mn>64</math:mn>
                    </math:mtd>
                    <math:mtd>
                      <math:mn>65</math:mn>
                    </math:mtd>
                    <math:mtd>
                      <math:mn>66</math:mn>
                    </math:mtd>
                    <math:mtd>
                      <math:mn>67</math:mn>
                    </math:mtd>
                    <math:mtd>
                      <math:mn>68</math:mn>
                    </math:mtd>
                    <math:mtd>
                      <math:mn>69</math:mn>
                    </math:mtd>
                    <math:mtd>
                      <math:mn>70</math:mn>
                    </math:mtd>
                  </math:mtr>
                  <math:mtr>
                    <math:mtd>
                      <math:mn>71</math:mn>
                    </math:mtd>
                    <math:mtd>
                      <math:mn>72</math:mn>
                    </math:mtd>
                    <math:mtd>
                      <math:mn>73</math:mn>
                    </math:mtd>
                    <math:mtd>
                      <math:mn>74</math:mn>
                    </math:mtd>
                    <math:mtd>
                      <math:mn>75</math:mn>
                    </math:mtd>
                    <math:mtd>
                      <math:mn>76</math:mn>
                    </math:mtd>
                    <math:mtd>
                      <math:mn>77</math:mn>
                    </math:mtd>
                    <math:mtd>
                      <math:mn>78</math:mn>
                    </math:mtd>
                    <math:mtd>
                      <math:mn>79</math:mn>
                    </math:mtd>
                    <math:mtd>
                      <math:mn>80</math:mn>
                    </math:mtd>
                  </math:mtr>
                  <math:mtr>
                    <math:mtd>
                      <math:mn>81</math:mn>
                    </math:mtd>
                    <math:mtd>
                      <math:mn>82</math:mn>
                    </math:mtd>
                    <math:mtd>
                      <math:mn>83</math:mn>
                    </math:mtd>
                    <math:mtd>
                      <math:mn>84</math:mn>
                    </math:mtd>
                    <math:mtd>
                      <math:mn>85</math:mn>
                    </math:mtd>
                    <math:mtd>
                      <math:mn>86</math:mn>
                    </math:mtd>
                    <math:mtd>
                      <math:mn>87</math:mn>
                    </math:mtd>
                    <math:mtd>
                      <math:mn>88</math:mn>
                    </math:mtd>
                    <math:mtd>
                      <math:mn>89</math:mn>
                    </math:mtd>
                    <math:mtd>
                      <math:mn>90</math:mn>
                    </math:mtd>
                  </math:mtr>
                  <math:mtr>
                    <math:mtd>
                      <math:mn>91</math:mn>
                    </math:mtd>
                    <math:mtd>
                      <math:mn>92</math:mn>
                    </math:mtd>
                    <math:mtd>
                      <math:mn>93</math:mn>
                    </math:mtd>
                    <math:mtd>
                      <math:mn>94</math:mn>
                    </math:mtd>
                    <math:mtd>
                      <math:mn>95</math:mn>
                    </math:mtd>
                    <math:mtd>
                      <math:mn>96</math:mn>
                    </math:mtd>
                    <math:mtd>
                      <math:mn>97</math:mn>
                    </math:mtd>
                    <math:mtd>
                      <math:mn>98</math:mn>
                    </math:mtd>
                    <math:mtd>
                      <math:mn>99</math:mn>
                    </math:mtd>
                    <math:mtd>
                      <math:mn>100</math:mn>
                    </math:mtd>
                  </math:mtr>
                </math:mtable>
              </math:mrow>
            </math:mstyle>
          </math:mrow>
        </math:mstyle>
      </math:mrow>
    </math:mstyle>
    <math:annotation math:encoding="StarMath 5.0">size 24 bold color yellow
matrix{
1 # 2 # 3 # 4 # 5 # 6 # 7 # 8 # 9 # 10
## 11 # 12 # 13 # 14 # 15 # 16 # 17 # 18 # 19 # 20
## 21 # 22 # 23 # 24 # 25 # 26 # 27 # 28 # 29 # 30
## 31 # 32 # 33 # 34 # 35 # 36 # 37 # 38 # 39 # 40
## 41 # 42 # 43 # 44 # 45 # 46 # 47 # 48 # 49 # 50
## 51 # 52 # 53 # 54 # 55 # 56 # 57 # 58 # 59 # 60
## 61 # 62 # 63 # 64 # 65 # 66 # 67 # 68 # 69 # 70
## 71 # 72 # 73 # 74 # 75 # 76 # 77 # 78 # 79 # 80
## 81 # 82 # 83 # 84 # 85 # 86 # 87 # 88 # 89 # 90
## 91 # 92 # 93 # 94 # 95 # 96 # 97 # 98 # 99 # 100
}  </math:annotation>
  </math:semantics>
</math:math>
</file>